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00000" style:font-name="Univers 47 CondensedLight"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color="#c00000" style:font-name="Univers 47 CondensedLight" fo:font-size="22pt" style:font-size-asian="22pt" style:font-size-complex="22pt"/>
    </style:style>
    <style:style style:name="P3" style:family="paragraph" style:parent-style-name="Standard">
      <style:text-properties fo:text-transform="uppercase" fo:color="#c00000" style:font-name="Univers 47 CondensedLight"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Univers 47 CondensedLigh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nivers 47 CondensedLight"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P7" style:family="paragraph" style:parent-style-name="Standard">
      <style:text-properties style:font-name="Univers 47 CondensedLight" fo:font-size="28pt" style:font-size-asian="28pt" style:font-size-complex="28pt"/>
    </style:style>
    <style:style style:name="P8" style:family="paragraph" style:parent-style-name="Standard">
      <style:text-properties style:font-name="Univers 47 CondensedLight" fo:font-size="22pt" style:font-size-asian="22pt" style:font-size-complex="22pt"/>
    </style:style>
    <style:style style:name="P9" style:family="paragraph" style:parent-style-name="Standard">
      <style:paragraph-properties>
        <style:tab-stops>
          <style:tab-stop style:position="13.732cm" style:type="right"/>
        </style:tab-stops>
      </style:paragraph-properties>
      <style:text-properties style:font-name="Univers 47 CondensedLight"/>
    </style:style>
    <style:style style:name="P10" style:family="paragraph" style:parent-style-name="Standard">
      <style:text-properties style:font-name="Univers 47 CondensedLight" fo:font-size="12pt" style:font-size-asian="12pt" style:font-size-complex="12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nivers 47 CondensedLight"/>
    </style:style>
    <style:style style:name="T1" style:family="text">
      <style:text-properties fo:text-transform="uppercase" fo:font-size="36pt" fo:font-weight="bold" style:font-size-asian="36pt" style:font-weight-asian="bold" style:font-size-complex="36pt"/>
    </style:style>
    <style:style style:name="T2" style:family="text">
      <style:text-properties fo:text-transform="uppercase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Univers 47 CondensedLigh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gr1" style:family="graphic">
      <style:graphic-properties draw:stroke="solid" svg:stroke-width="0.106cm" svg:stroke-color="#c00000" svg:stroke-opacity="100%" draw:stroke-linejoin="round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onnector text:anchor-type="paragraph" draw:z-index="1" draw:name="Line 12" draw:style-name="gr1" draw:type="line" svg:x1="0.191cm" svg:y1="4.498cm" svg:x2="0.191cm" svg:y2="25.109cm" svg:d="M191 4498v20611"><text:p/></draw:connector><draw:frame draw:style-name="fr1" draw:name="Text Box 15" text:anchor-type="paragraph" svg:x="1.831cm" svg:y="26.305cm" svg:width="13.732cm" style:rel-width="scale" svg:height="1.371cm" style:rel-height="scale" draw:z-index="4"><draw:text-box><text:p text:style-name="P9">Furtwangen, 22. Mai 2024<text:tab/>Prof. Jirka Dell‘Oro-Friedl</text:p><text:p text:style-name="P9"><text:tab/>Kompetenzfeldbeauftragter</text:p></draw:text-box></draw:frame><draw:frame draw:style-name="fr1" draw:name="Text Box 14" text:anchor-type="paragraph" svg:x="2.963cm" svg:y="10.372cm" svg:width="13.335cm" style:rel-width="scale" svg:height="16.263cm" style:rel-height="scale" draw:z-index="3"><draw:text-box><text:p text:style-name="P4"/><text:p text:style-name="P5"/><text:p text:style-name="P5">Bestehend aus folgenden Veranstaltungen:</text:p><text:p text:style-name="P6">Computerspielanalyse / Narration in Games</text:p><text:p text:style-name="P6">Prototyping interaktiver Medien-Apps und Games</text:p><text:p text:style-name="P6">Gamedesign Workshop</text:p><text:p text:style-name="P6">Echtzeit Computergrafik</text:p><text:p text:style-name="P6"/><text:p text:style-name="P6"/><text:p text:style-name="P6"/><text:p text:style-name="P6">Erfolgreich absolviert von:</text:p><text:p text:style-name="P7">Jochem Punt</text:p><text:p text:style-name="P10">im Studiengang Medieninformatik Bachelor</text:p></draw:text-box></draw:frame><draw:frame draw:style-name="fr2" draw:name="Text Box 13" text:anchor-type="paragraph" svg:x="-0.873cm" svg:y="2.071cm" svg:width="18.78cm" style:rel-width="scale" svg:height="5.992cm" style:rel-height="scale" draw:z-index="2"><draw:text-box><text:p text:style-name="P8">Fakultät Digitale Medien </text:p><text:p text:style-name="P1">Kompetenzfeld</text:p><text:p text:style-name="P3"/><text:p text:style-name="P2"><text:span text:style-name="T1"><text:tab/><text:tab/><text:tab/></text:span><text:span text:style-name="T2">Digital Games</text:span></text:p></draw:text-box></draw:frame><draw:connector text:anchor-type="paragraph" draw:z-index="0" draw:name="Line 8" draw:style-name="gr1" draw:type="line" svg:x1="0.159cm" svg:y1="-1.505cm" svg:x2="0.159cm" svg:y2="1.984cm" svg:d="M159-1506v3490"><text:p/></draw:connector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Univers 47 CondensedLight" svg:font-family="'Univers 47 CondensedLight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Überschrift_20_2_20_Zchn" style:display-name="Überschrift 2 Zchn" style:family="text" style:parent-style-name="Absatz-Standardschriftar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ruppmann</meta:initial-creator>
    <meta:creation-date>2022-12-01T15:28:00Z</meta:creation-date>
    <dc:date>2024-05-22T15:23:24.31</dc:date>
    <meta:print-date>2018-10-20T07:43:00Z</meta:print-date>
    <meta:editing-cycles>15</meta:editing-cycles>
    <meta:editing-duration>PT18H44M6S</meta:editing-duration>
    <meta:document-statistic meta:table-count="0" meta:image-count="0" meta:object-count="0" meta:page-count="1" meta:paragraph-count="14" meta:word-count="41" meta:character-count="380"/>
    <meta:template xlink:type="simple" xlink:actuate="onRequest" xlink:title="" xlink:href="../../../../../../Downloads/ElkeScherffius.odt/Normal.dotm"/>
  </office:meta>
</office:document-meta>
</file>